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7"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8"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9"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0"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1"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2"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3"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4"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5"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6"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7"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8"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19"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0"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1"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2"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3"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4"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25"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26"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27"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28"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29"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0"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1"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2"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3"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35"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36"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37"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39"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40"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41"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42"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43"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44"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45"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46"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47"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48"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49"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50"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51"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52"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53"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54"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55"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56" style:family="paragraph" style:parent-style-name="Standard">
      <style:text-properties fo:font-size="11pt" fo:font-style="normal" fo:font-weight="normal" officeooo:rsid="0004dc50" officeooo:paragraph-rsid="008a62f6" style:font-size-asian="9.60000038146973pt" style:font-style-asian="normal" style:font-weight-asian="normal" style:font-size-complex="11pt" style:font-style-complex="normal" style:font-weight-complex="normal"/>
    </style:style>
    <style:style style:name="P57" style:family="paragraph" style:parent-style-name="Standard">
      <style:text-properties fo:font-size="11pt" fo:font-style="normal" fo:font-weight="normal" officeooo:rsid="00904141" officeooo:paragraph-rsid="00904141" style:font-size-asian="9.60000038146973pt" style:font-style-asian="normal" style:font-weight-asian="normal" style:font-size-complex="11pt" style:font-style-complex="normal" style:font-weight-complex="normal"/>
    </style:style>
    <style:style style:name="P58" style:family="paragraph" style:parent-style-name="Standard">
      <style:text-properties fo:font-size="11pt" fo:font-style="normal" fo:font-weight="normal" officeooo:rsid="00904141" officeooo:paragraph-rsid="009eb4ee" style:font-size-asian="9.60000038146973pt" style:font-style-asian="normal" style:font-weight-asian="normal" style:font-size-complex="11pt" style:font-style-complex="normal" style:font-weight-complex="normal"/>
    </style:style>
    <style:style style:name="P59" style:family="paragraph" style:parent-style-name="Standard">
      <style:text-properties fo:font-size="11pt" fo:font-style="normal" fo:font-weight="normal" officeooo:rsid="0090d669" officeooo:paragraph-rsid="0090d669" style:font-size-asian="9.60000038146973pt" style:font-style-asian="normal" style:font-weight-asian="normal" style:font-size-complex="11pt" style:font-style-complex="normal" style:font-weight-complex="normal"/>
    </style:style>
    <style:style style:name="P60" style:family="paragraph" style:parent-style-name="Standard">
      <style:text-properties fo:font-size="11pt" fo:font-style="normal" fo:font-weight="normal" officeooo:rsid="000687fc" officeooo:paragraph-rsid="0099531c" style:font-size-asian="9.60000038146973pt" style:font-style-asian="normal" style:font-weight-asian="normal" style:font-size-complex="11pt" style:font-style-complex="normal" style:font-weight-complex="normal"/>
    </style:style>
    <style:style style:name="P61" style:family="paragraph" style:parent-style-name="Standard">
      <style:text-properties fo:font-size="11pt" fo:font-style="normal" fo:font-weight="normal" officeooo:rsid="0093bf9c" officeooo:paragraph-rsid="0090d669" style:font-size-asian="9.60000038146973pt" style:font-style-asian="normal" style:font-weight-asian="normal" style:font-size-complex="11pt" style:font-style-complex="normal" style:font-weight-complex="normal"/>
    </style:style>
    <style:style style:name="P62"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63"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64"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65"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66"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67"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69"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70"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71" style:family="paragraph" style:parent-style-name="Standard">
      <style:text-properties fo:font-size="11pt" fo:font-style="italic" style:text-underline-style="none" fo:font-weight="normal" officeooo:rsid="00ad180f" officeooo:paragraph-rsid="00ad180f" style:font-size-asian="9.60000038146973pt" style:font-style-asian="italic" style:font-weight-asian="normal" style:font-size-complex="11pt" style:font-style-complex="italic" style:font-weight-complex="normal"/>
    </style:style>
    <style:style style:name="P72"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73"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74"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75"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76"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77"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78"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79" style:family="paragraph" style:parent-style-name="Standard">
      <style:text-properties fo:font-size="11pt" fo:font-style="italic" style:text-underline-style="none" fo:font-weight="normal" officeooo:rsid="00c0f30a" officeooo:paragraph-rsid="00c0f30a" style:font-size-asian="9.60000038146973pt" style:font-style-asian="italic" style:font-weight-asian="normal" style:font-size-complex="11pt" style:font-style-complex="italic" style:font-weight-complex="normal"/>
    </style:style>
    <style:style style:name="P80"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81"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82"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officeooo:rsid="00293f04"/>
    </style:style>
    <style:style style:name="T22" style:family="text">
      <style:text-properties officeooo:rsid="002a6030"/>
    </style:style>
    <style:style style:name="T23" style:family="text">
      <style:text-properties officeooo:rsid="002d9338"/>
    </style:style>
    <style:style style:name="T24" style:family="text">
      <style:text-properties officeooo:rsid="002f4087"/>
    </style:style>
    <style:style style:name="T25" style:family="text">
      <style:text-properties fo:font-style="normal" style:font-style-asian="normal" style:font-style-complex="normal"/>
    </style:style>
    <style:style style:name="T26" style:family="text">
      <style:text-properties fo:font-style="normal" officeooo:rsid="003405e4" style:font-style-asian="normal" style:font-style-complex="normal"/>
    </style:style>
    <style:style style:name="T27" style:family="text">
      <style:text-properties fo:font-style="normal" officeooo:rsid="003511ba" style:font-style-asian="normal" style:font-style-complex="normal"/>
    </style:style>
    <style:style style:name="T28" style:family="text">
      <style:text-properties fo:font-style="normal" officeooo:rsid="003aa516" style:font-style-asian="normal" style:font-style-complex="normal"/>
    </style:style>
    <style:style style:name="T29" style:family="text">
      <style:text-properties fo:font-style="normal" officeooo:rsid="005081ee" style:font-style-asian="normal" style:font-style-complex="normal"/>
    </style:style>
    <style:style style:name="T30" style:family="text">
      <style:text-properties fo:font-style="normal" officeooo:rsid="00519082" style:font-style-asian="normal" style:font-style-complex="normal"/>
    </style:style>
    <style:style style:name="T31" style:family="text">
      <style:text-properties fo:font-style="normal" officeooo:rsid="005299eb" style:font-style-asian="normal" style:font-style-complex="normal"/>
    </style:style>
    <style:style style:name="T32" style:family="text">
      <style:text-properties fo:font-style="normal" officeooo:rsid="00566c5e" style:font-style-asian="normal" style:font-style-complex="normal"/>
    </style:style>
    <style:style style:name="T33" style:family="text">
      <style:text-properties fo:font-style="normal" officeooo:rsid="005862d9" style:font-style-asian="normal" style:font-style-complex="normal"/>
    </style:style>
    <style:style style:name="T34" style:family="text">
      <style:text-properties fo:font-style="normal" officeooo:rsid="00596262" style:font-style-asian="normal" style:font-style-complex="normal"/>
    </style:style>
    <style:style style:name="T35" style:family="text">
      <style:text-properties fo:font-style="normal" officeooo:rsid="005ae347" style:font-style-asian="normal" style:font-style-complex="normal"/>
    </style:style>
    <style:style style:name="T36" style:family="text">
      <style:text-properties fo:font-style="normal" officeooo:rsid="005b41bd" style:font-style-asian="normal" style:font-style-complex="normal"/>
    </style:style>
    <style:style style:name="T37" style:family="text">
      <style:text-properties fo:font-style="normal" officeooo:rsid="005d3b7a" style:font-style-asian="normal" style:font-style-complex="normal"/>
    </style:style>
    <style:style style:name="T38" style:family="text">
      <style:text-properties fo:font-style="normal" officeooo:rsid="00720842" style:font-style-asian="normal" style:font-style-complex="normal"/>
    </style:style>
    <style:style style:name="T39" style:family="text">
      <style:text-properties fo:font-style="normal" officeooo:rsid="007b065a" style:font-style-asian="normal" style:font-style-complex="normal"/>
    </style:style>
    <style:style style:name="T40" style:family="text">
      <style:text-properties fo:font-style="normal" officeooo:rsid="00ad976b" style:font-style-asian="normal" style:font-style-complex="normal"/>
    </style:style>
    <style:style style:name="T41" style:family="text">
      <style:text-properties fo:font-style="normal" officeooo:rsid="00afbdb0" style:font-style-asian="normal" style:font-style-complex="normal"/>
    </style:style>
    <style:style style:name="T42" style:family="text">
      <style:text-properties fo:font-style="normal" officeooo:rsid="00b0a788" style:font-style-asian="normal" style:font-style-complex="normal"/>
    </style:style>
    <style:style style:name="T43" style:family="text">
      <style:text-properties fo:font-style="normal" officeooo:rsid="00b9a718" style:font-style-asian="normal" style:font-style-complex="normal"/>
    </style:style>
    <style:style style:name="T44" style:family="text">
      <style:text-properties fo:font-style="normal" officeooo:rsid="00be85db" style:font-style-asian="normal" style:font-style-complex="normal"/>
    </style:style>
    <style:style style:name="T45" style:family="text">
      <style:text-properties fo:font-style="normal" officeooo:rsid="00bf9087" style:font-style-asian="normal" style:font-style-complex="normal"/>
    </style:style>
    <style:style style:name="T46" style:family="text">
      <style:text-properties fo:font-style="normal" officeooo:rsid="00c2952f" style:font-style-asian="normal" style:font-style-complex="normal"/>
    </style:style>
    <style:style style:name="T47" style:family="text">
      <style:text-properties fo:font-style="normal" officeooo:rsid="00c33f3a" style:font-style-asian="normal" style:font-style-complex="normal"/>
    </style:style>
    <style:style style:name="T48" style:family="text">
      <style:text-properties fo:font-style="normal" officeooo:rsid="00c4d154" style:font-style-asian="normal" style:font-style-complex="normal"/>
    </style:style>
    <style:style style:name="T49" style:family="text">
      <style:text-properties fo:font-style="normal" officeooo:rsid="00cae683" style:font-style-asian="normal" style:font-style-complex="normal"/>
    </style:style>
    <style:style style:name="T50" style:family="text">
      <style:text-properties fo:font-style="normal" officeooo:rsid="00ccd299" style:font-style-asian="normal" style:font-style-complex="normal"/>
    </style:style>
    <style:style style:name="T51" style:family="text">
      <style:text-properties fo:font-style="normal" officeooo:rsid="00cef466" style:font-style-asian="normal" style:font-style-complex="normal"/>
    </style:style>
    <style:style style:name="T52" style:family="text">
      <style:text-properties fo:font-style="normal" officeooo:rsid="00cefeff" style:font-style-asian="normal" style:font-style-complex="normal"/>
    </style:style>
    <style:style style:name="T53" style:family="text">
      <style:text-properties fo:font-style="normal" officeooo:rsid="00cf8742" style:font-style-asian="normal" style:font-style-complex="normal"/>
    </style:style>
    <style:style style:name="T54" style:family="text">
      <style:text-properties fo:font-style="normal" officeooo:rsid="00cfc37e" style:font-style-asian="normal" style:font-style-complex="normal"/>
    </style:style>
    <style:style style:name="T55" style:family="text">
      <style:text-properties fo:font-style="normal" officeooo:rsid="00cff042" style:font-style-asian="normal" style:font-style-complex="normal"/>
    </style:style>
    <style:style style:name="T56" style:family="text">
      <style:text-properties fo:font-style="normal" officeooo:rsid="00d178f5" style:font-style-asian="normal" style:font-style-complex="normal"/>
    </style:style>
    <style:style style:name="T57" style:family="text">
      <style:text-properties fo:font-style="normal" officeooo:rsid="00d2b2cf" style:font-style-asian="normal" style:font-style-complex="normal"/>
    </style:style>
    <style:style style:name="T58" style:family="text">
      <style:text-properties fo:font-style="normal" officeooo:rsid="00d2eb99" style:font-style-asian="normal" style:font-style-complex="normal"/>
    </style:style>
    <style:style style:name="T59" style:family="text">
      <style:text-properties fo:font-style="normal" officeooo:rsid="00d38c95"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31b15a" style:font-style-asian="normal" style:font-weight-asian="normal" style:font-style-complex="normal" style:font-weight-complex="normal"/>
    </style:style>
    <style:style style:name="T62" style:family="text">
      <style:text-properties fo:font-style="normal" fo:font-weight="normal" officeooo:rsid="00333379" style:font-style-asian="normal" style:font-weight-asian="normal" style:font-style-complex="normal" style:font-weight-complex="normal"/>
    </style:style>
    <style:style style:name="T63" style:family="text">
      <style:text-properties fo:font-style="normal" fo:font-weight="normal" officeooo:rsid="003e3d5a" style:font-style-asian="normal" style:font-weight-asian="normal" style:font-style-complex="normal" style:font-weight-complex="normal"/>
    </style:style>
    <style:style style:name="T64" style:family="text">
      <style:text-properties officeooo:rsid="00361fcf"/>
    </style:style>
    <style:style style:name="T65" style:family="text">
      <style:text-properties officeooo:rsid="003705ad"/>
    </style:style>
    <style:style style:name="T66" style:family="text">
      <style:text-properties officeooo:rsid="00377215"/>
    </style:style>
    <style:style style:name="T67" style:family="text">
      <style:text-properties officeooo:rsid="003e3d5a"/>
    </style:style>
    <style:style style:name="T68" style:family="text">
      <style:text-properties officeooo:rsid="003e5804"/>
    </style:style>
    <style:style style:name="T69" style:family="text">
      <style:text-properties officeooo:rsid="004272aa"/>
    </style:style>
    <style:style style:name="T70" style:family="text">
      <style:text-properties officeooo:rsid="004370cd"/>
    </style:style>
    <style:style style:name="T71" style:family="text">
      <style:text-properties officeooo:rsid="0044dcaf"/>
    </style:style>
    <style:style style:name="T72" style:family="text">
      <style:text-properties officeooo:rsid="00455d61"/>
    </style:style>
    <style:style style:name="T73" style:family="text">
      <style:text-properties officeooo:rsid="004aa00e"/>
    </style:style>
    <style:style style:name="T74" style:family="text">
      <style:text-properties officeooo:rsid="004f395a"/>
    </style:style>
    <style:style style:name="T75" style:family="text">
      <style:text-properties officeooo:rsid="00615b80"/>
    </style:style>
    <style:style style:name="T76" style:family="text">
      <style:text-properties officeooo:rsid="0063ecbb"/>
    </style:style>
    <style:style style:name="T77" style:family="text">
      <style:text-properties officeooo:rsid="0065f356"/>
    </style:style>
    <style:style style:name="T78" style:family="text">
      <style:text-properties officeooo:rsid="0066c4f9"/>
    </style:style>
    <style:style style:name="T79" style:family="text">
      <style:text-properties officeooo:rsid="006e8b7c"/>
    </style:style>
    <style:style style:name="T80" style:family="text">
      <style:text-properties officeooo:rsid="00702d92"/>
    </style:style>
    <style:style style:name="T81" style:family="text">
      <style:text-properties officeooo:rsid="00712456"/>
    </style:style>
    <style:style style:name="T82" style:family="text">
      <style:text-properties officeooo:rsid="00747981"/>
    </style:style>
    <style:style style:name="T83" style:family="text">
      <style:text-properties officeooo:rsid="0081f9d3"/>
    </style:style>
    <style:style style:name="T84" style:family="text">
      <style:text-properties officeooo:rsid="008292ba"/>
    </style:style>
    <style:style style:name="T85" style:family="text">
      <style:text-properties officeooo:rsid="0091fd8d"/>
    </style:style>
    <style:style style:name="T86" style:family="text">
      <style:text-properties officeooo:rsid="009eb4ee"/>
    </style:style>
    <style:style style:name="T87" style:family="text">
      <style:text-properties officeooo:rsid="009ff1a0"/>
    </style:style>
    <style:style style:name="T88" style:family="text">
      <style:text-properties officeooo:rsid="00a03a2f"/>
    </style:style>
    <style:style style:name="T89" style:family="text">
      <style:text-properties officeooo:rsid="00d4a454"/>
    </style:style>
    <style:style style:name="T90" style:family="text">
      <style:text-properties officeooo:rsid="00d5bdfa"/>
    </style:style>
    <style:style style:name="T91" style:family="text">
      <style:text-properties officeooo:rsid="00d8a116"/>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3D printing?</text:p>
      <text:p text:style-name="P23">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3"/>
      <text:p text:style-name="P24">If we take a step back and look at 3D printing as a whole, we can notice <text:span text:style-name="T79">it is</text:span> composed of several <text:span text:style-name="T77">key</text:span> parts. The first is the printing surface. Whether it be a heated aluminum sheet or a glass pane covered in tape, the plastic needs a surface to begin printing on. <text:span text:style-name="T78">This surface</text:span> is commonly referred to as the printing bed. <text:span text:style-name="T76">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0"/>
      <text:p text:style-name="P26">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9"/>
      <text:p text:style-name="P14">Afterwards, the model is typically <text:span text:style-name="T21">exported as an STL file before being converted</text:span> <text:span text:style-name="T22">into</text:span> <text:span text:style-name="T21">G-</text:span>code, <text:span text:style-name="T22">which is</text:span> fed directly to the printer. Before the printing can begin, <text:span text:style-name="T22">th</text:span>ere are many decisions <text:span text:style-name="T22">that need to be</text:span> made, such as what material will be used, the resolution of the print, fill density, whether to use a heat bed, what temperature to use in order to avoid print deformations, <text:span text:style-name="T24">etc</text:span>. <text:span text:style-name="T22">T</text:span>he printer <text:span text:style-name="T22">also </text:span>needs to be properly prepared and calibrated <text:span text:style-name="T23">to achieve a successful print.</text:span></text:p>
      <text:p text:style-name="P13"/>
      <text:p text:style-name="P12"><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1"/>
      <text:p text:style-name="P25">In all, the process is long and differs between different printers. Many things can be automated, calibration for instance, however this raises the price of these machines and make them more inaccessible to the public. </text:p>
      <text:p text:style-name="P25"/>
      <text:p text:style-name="P25"><text:span text:style-name="T80">The reason printers have become so popular and accessible is because of how many of them are open-sourced. </text:span>The aim of <text:span text:style-name="T81">many of these </text:span>project<text:span text:style-name="T81">s</text:span> is to create a reliable and friendly printer that can be used as a learning tool.</text:p>
      <text:p text:style-name="P22"/>
      <text:p text:style-name="P8">Types of 3D Printers</text:p>
      <text:p text:style-name="P30">Stereolithography (SLA)</text:p>
      <text:p text:style-name="P27"><text:span text:style-name="T60">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1">T</text:span><text:span text:style-name="T62">his technology is rarely used to produce final products, but rather to rapidly prototype and visualise designs.</text:span></text:p>
      <text:p text:style-name="P39"/>
      <text:p text:style-name="P28">Digital Light Processing (DLP)</text:p>
      <text:p text:style-name="P28"><text:span text:style-name="T25">This process is very similar to SLA printing. DLP printers </text:span><text:span text:style-name="T38">dispose</text:span><text:span text:style-name="T25"> of the laser and use more conventional sources of light, most commonly projectors. This light shines on a vat of liquid plastic resin which hardens quickly when in contact with large amounts of light. </text:span><text:span text:style-name="T26">The object is created layer by layer exactly like the SLA method.</text:span><text:span text:style-name="T27"> </text:span><text:span text:style-name="T28">The advantage it has over SLA printing is that it is much faster. Unlike the SLA printer where the laser slowly creates a layer of plastic, the DLP printer creates an entire layer at once.</text:span></text:p>
      <text:p text:style-name="P40"><text:tab/></text:p>
      <text:p text:style-name="P40"><text:tab/>Pros:<text:tab/>Very high quality prints</text:p>
      <text:p text:style-name="P27"><text:span text:style-name="T61"><text:tab/><text:tab/></text:span><text:span text:style-name="T63">Capable of making small parts</text:span></text:p>
      <text:p text:style-name="P40"/>
      <text:p text:style-name="P40"><text:tab/>Cons:<text:tab/>The resin is expensive</text:p>
      <text:p text:style-name="P40"><text:tab/><text:tab/>The finished product maybe brittle and breaksdown under UV light</text:p>
      <text:p text:style-name="P27"><text:soft-page-break/><text:span text:style-name="T61"><text:tab/><text:tab/></text:span><text:span text:style-name="T63">Takes a long time to print</text:span></text:p>
      <text:p text:style-name="P41"/>
      <text:p text:style-name="P29">Fused Deposition Modelin<text:span text:style-name="T64">g</text:span> (FDM)</text:p>
      <text:p text:style-name="P38">This process takes advantage of thermoplastics. Objects are buil<text:span text:style-name="T82">t</text:span> from the bottom up by heating a thermoplastic filament <text:span text:style-name="T65">to its melting point</text:span> and extruding <text:span text:style-name="T65">it layer by layer</text:span>. <text:span text:style-name="T66">This has many advantages over its counterparts, it allows for printing of more materials in one build, the plastics have better chemical and physical properties and the filament is much cheaper than vats of resin.</text:span></text:p>
      <text:p text:style-name="P38"/>
      <text:p text:style-name="P38"><text:tab/><text:span text:style-name="T67">Pros:<text:tab/>Can make low resolution parts faster and stronger</text:span></text:p>
      <text:p text:style-name="P38"><text:tab/><text:tab/><text:span text:style-name="T67">Low cost plastic filament</text:span></text:p>
      <text:p text:style-name="P38"><text:tab/><text:tab/><text:span text:style-name="T68">Higher quality plastics</text:span></text:p>
      <text:p text:style-name="P38"><text:tab/><text:tab/><text:span text:style-name="T70">Capable of printing many materials at once</text:span></text:p>
      <text:p text:style-name="P38"/>
      <text:p text:style-name="P38"><text:tab/><text:span text:style-name="T69">Cons:<text:tab/>Lower quality prints</text:span></text:p>
      <text:p text:style-name="P38"><text:tab/><text:tab/></text:p>
      <text:p text:style-name="P38"/>
      <text:p text:style-name="P38"/>
      <text:p text:style-name="P42">There are many more methods and processes, each more advanced than the last. However, the two leading technologies are DLP and FDM printing.</text:p>
      <text:p text:style-name="P38"/>
      <text:p text:style-name="P48">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48"/>
      <text:p text:style-name="P64">Variations of FDM Printers</text:p>
      <text:p text:style-name="P49">With FDM printing, a plastic is heated to its melting point and extruded in a specific pattern. In order to achieve a pattern, a mechanical machine is required to draw it with the plastic. <text:span text:style-name="T74">This mechanism has to be able to move in 3 dimensional space to produce the 3D structure. There are many schools of thought to achieve this. The two leading ones are Delta and Cartesian printers.</text:span></text:p>
      <text:p text:style-name="P49"/>
      <text:p text:style-name="P33">Delta Printer</text:p>
      <text:p text:style-name="P33"><text:span text:style-name="T25">These printers typically have three vertical axises,</text:span><text:span text:style-name="T29"> each axis </text:span><text:span text:style-name="T25">allow</text:span><text:span text:style-name="T29">s</text:span><text:span text:style-name="T25"> the up and down movement of a rod. </text:span><text:span text:style-name="T29">A</text:span><text:span text:style-name="T25">ll three rods connect in the center </text:span><text:span text:style-name="T29">where the</text:span><text:span text:style-name="T25"> extruder </text:span><text:span text:style-name="T29">is located</text:span><text:span text:style-name="T25">. </text:span><text:span text:style-name="T29">To calculate the position of the printer head, </text:span><text:span text:style-name="T30">the use of</text:span><text:span text:style-name="T29"> trigonometr</text:span><text:span text:style-name="T30">ic functions</text:span><text:span text:style-name="T29"> </text:span><text:span text:style-name="T30">are</text:span><text:span text:style-name="T29"> necessary. </text:span></text:p>
      <text:p text:style-name="P50"/>
      <text:p text:style-name="P33"><text:span text:style-name="T29"><text:tab/></text:span><text:span text:style-name="T31">Pros:<text:tab/>Very fast movements</text:span></text:p>
      <text:p text:style-name="P51"><text:tab/><text:tab/>Large printing volume</text:p>
      <text:p text:style-name="P51"><text:tab/><text:tab/>Small footprint</text:p>
      <text:p text:style-name="P51"/>
      <text:p text:style-name="P52"><text:tab/>Cons:<text:tab/>Complex to build, maintain and calibrate</text:p>
      <text:p text:style-name="P34"><text:span text:style-name="T31"><text:tab/><text:tab/></text:span><text:span text:style-name="T32">Experience extruder problems as the motor is separated from the printer nozzle</text:span></text:p>
      <text:p text:style-name="P53"/>
      <text:p text:style-name="P37">Cartesian Printer</text:p>
      <text:p text:style-name="P35"><text:span text:style-name="T33">The reason these are so popular is because they are simple. They have three axises, each moves in either the x, y or z direction. Therefore the position of the extruder is already directly </text:span><text:span text:style-name="T35">accessible</text:span><text:span text:style-name="T33">, as apposed to the delta printer where extra calculations are necessary. </text:span><text:span text:style-name="T34">To further categorize the Cartesian printer, we can divide them into</text:span><text:span text:style-name="T33"> printers </text:span><text:span text:style-name="T34">where the</text:span><text:span text:style-name="T33"> bed </text:span><text:span text:style-name="T34">does </text:span><text:span text:style-name="T33">the x motion and the extruder does the y and z </text:span><text:span text:style-name="T35">motions </text:span><text:span text:style-name="T33">or the bed </text:span><text:span text:style-name="T35">does</text:span><text:span text:style-name="T33"> the z </text:span><text:span text:style-name="T35">motion</text:span><text:span text:style-name="T33"> and the extruder moves in the x and y </text:span><text:span text:style-name="T35">directions. </text:span><text:span text:style-name="T36">These types of mechanisms are also commonly seen in CNC mills and even 2D printers </text:span><text:span text:style-name="T39">except of course </text:span><text:span text:style-name="T36">without the z axis.</text:span></text:p>
      <text:p text:style-name="P54"><text:tab/></text:p>
      <text:p text:style-name="P35"><text:span text:style-name="T35"><text:tab/></text:span><text:span text:style-name="T36">Pros:<text:tab/>Low cost</text:span></text:p>
      <text:p text:style-name="P55"><text:tab/><text:tab/>Simple to build, maintain and calibrate</text:p>
      <text:p text:style-name="P55"><text:tab/><text:tab/>Can print with great accuracy</text:p>
      <text:p text:style-name="P55"/>
      <text:p text:style-name="P55"><text:tab/>Cons:<text:tab/>Larger than delta printers</text:p>
      <text:p text:style-name="P55"><text:tab/><text:tab/>Slower than delta printers</text:p>
      <text:p text:style-name="P55"><text:soft-page-break/></text:p>
      <text:p text:style-name="P36"><text:span text:style-name="T36">T</text:span><text:span text:style-name="T25">here are many other methods of printing; Six-Axis printers, SCARA printers and </text:span><text:span text:style-name="T37">Polar printers. However, as the complexity increases, so does the likelihood of a failed print or unforeseen problems. </text:span></text:p>
      <text:p text:style-name="P51"/>
      <text:p text:style-name="P38"/>
      <text:p text:style-name="P2">Modeling S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5"/>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6"/>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7"/>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8"/>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19"/>
      <text:p text:style-name="P6"><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20"/>
      <text:p text:style-name="P21">The G-code can be loaded into the printer interface. The printer interface show<text:span text:style-name="T83">s</text:span> you information such as sensor readings, <text:span text:style-name="T83">number of </text:span>layers printed, estimated time left and allows manual control over the printer through G-code in the terminal or <text:span text:style-name="T84">through a</text:span> more friendlier user interface.</text:p>
      <text:p text:style-name="P21"/>
      <text:p text:style-name="P7"><text:span text:style-name="T4">This covers the software portion of 3D printing. 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43"/>
      <text:p text:style-name="P43"/>
      <text:p text:style-name="P43"/>
      <text:p text:style-name="P43"/>
      <text:p text:style-name="P62">Calibration <text:span text:style-name="T72">and Maintenance</text:span></text:p>
      <text:p text:style-name="P44">Calibration is a very important to have well printed parts. <text:span text:style-name="T71">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44"/>
      <text:p text:style-name="P45"><text:soft-page-break/>This process can be enduring, however there are many ways to automate these processes. <text:span text:style-name="T73">Self-calibration can allow for more consistent prints by avoiding human errors and can greatly speed up the preparation time of the printer.</text:span></text:p>
      <text:p text:style-name="P45"/>
      <text:p text:style-name="P31">Endstop Scaling Calibration</text:p>
      <text:p text:style-name="P46"/>
      <text:p text:style-name="P46"/>
      <text:p text:style-name="P31">Bed Leveling</text:p>
      <text:p text:style-name="P46"/>
      <text:p text:style-name="P46"/>
      <text:p text:style-name="P32">Belt Tensioner</text:p>
      <text:p text:style-name="P47"/>
      <text:p text:style-name="P47"/>
      <text:p text:style-name="P63">Modularity</text:p>
      <text:p text:style-name="P47">Sooner or later the parts will need to be replaced or upgraded. Having a printer that can easily disassemble without unscrewing twenty bolts will prove to be more comfortable to work with. <text:span text:style-name="T75">However, sturdiness of the printer is obviously a priority. The goal is to have a printer that is easy to disassemble, yet doesn’t sacrifice on quality of print.</text:span></text:p>
      <text:p text:style-name="P47"/>
      <text:p text:style-name="P65">Applications of 3D Printing</text:p>
      <text:p text:style-name="P60">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56"/>
      <text:p text:style-name="P58">3D printers are perfect for rapid prototyping as they can print multiple pieces at once and don’t require <text:span text:style-name="T88">lengthy </text:span>special prep work. <text:span text:style-name="T86">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57"/>
      <text:p text:style-name="P59">The effects of 3D printing are quickly spreading to medical applications as well. <text:span text:style-name="T87">Today we</text:span> can order custom fit 3D printed prosthetics, <text:span text:style-name="T87">but</text:span> in a <text:span text:style-name="T87">matter of years </text:span>bio-printed organ<text:span text:style-name="T87">s will become accessible</text:span>. <text:span text:style-name="T85">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61"/>
      <text:p text:style-name="P68">Stepper Motors</text:p>
      <text:p text:style-name="P70">X/Y-axis</text:p>
      <text:p text:style-name="P67">The X and Y axes are driven by a belt, <text:span text:style-name="T91">which allows for quick changes of direction.</text:span></text:p>
      <text:p text:style-name="P67"/>
      <text:p text:style-name="P67"/>
      <text:p text:style-name="P67"/>
      <text:p text:style-name="P67"/>
      <text:p text:style-name="P69">Z-axis motors</text:p>
      <text:p text:style-name="P66">The main purpose of these motors is to <text:span text:style-name="T89">drive the Z-axis</text:span>. The motors will drive lead screws, which in turn raise or lower collars attached to the X-axis. <text:span text:style-name="T90">The movements are small and incremental, meaning it will not be rapidly changing directions like the other axes, this is why using a lead screw is more practical than another belt drive.</text:span></text:p>
      <text:p text:style-name="P66"/>
      <text:p text:style-name="P71"><text:span text:style-name="T25">Let us assume we will be using a 4 lead M8 lead screw with a thread density of 52 threads per 10cm. Meaning to raise an object 1 cm, we need to rotate the screw 1.3 times.</text:span></text:p>
      <text:p text:style-name="P71"><text:soft-page-break/><text:span text:style-name="T25"/></text:p>
      <text:p text:style-name="P71"><text:span text:style-name="T25">We will be using the work energy theorem to calculate the torque needed to lift the X-axis.</text:span></text:p>
      <text:p text:style-name="P71"><text:span text:style-name="T25"/></text:p>
      <text:p text:style-name="P72"><text:span text:style-name="T25">Work needed to be done to lift the X-axis:<text:tab/></text:span><text:span text:style-name="T25"><draw:frame draw:style-name="fr1" draw:name="Object2" text:anchor-type="as-char" svg:y="-0.1484in" svg:width="1.8898in" svg:height="0.2091in" draw:z-index="1"><draw:object xlink:href="./Object 2" xlink:type="simple" xlink:show="embed" xlink:actuate="onLoad"/><draw:image xlink:href="./ObjectReplacements/Object 2" xlink:type="simple" xlink:show="embed" xlink:actuate="onLoad"/></draw:frame></text:span></text:p>
      <text:p text:style-name="P72"><text:span text:style-name="T25"><text:tab/></text:span></text:p>
      <text:p text:style-name="P72"><text:span text:style-name="T25"><text:tab/>,where<text:tab/></text:span><text:span text:style-name="T25"><draw:frame draw:style-name="fr1"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5">is the force of the X-axis due to gravitational acceleration</text:span></text:p>
      <text:p text:style-name="P72"><text:span text:style-name="T25"><text:tab/><text:tab/></text:span><text:span text:style-name="T25"><draw:frame draw:style-name="fr1" draw:name="Object4" text:anchor-type="as-char" svg:y="-0.1484in" svg:width="0.2902in" svg:height="0.2091in" draw:z-index="2"><draw:object xlink:href="./Object 4" xlink:type="simple" xlink:show="embed" xlink:actuate="onLoad"/><draw:image xlink:href="./ObjectReplacements/Object 4" xlink:type="simple" xlink:show="embed" xlink:actuate="onLoad"/></draw:frame></text:span><text:span text:style-name="T25">is the energy needed to change the X-axis height</text:span></text:p>
      <text:p text:style-name="P72"><text:span text:style-name="T25"><text:tab/><text:tab/></text:span><text:span text:style-name="T25"><draw:frame draw:style-name="fr1" draw:name="Object5" text:anchor-type="as-char" svg:y="-0.1484in" svg:width="1.2846in" svg:height="0.2091in" draw:z-index="3"><draw:object xlink:href="./Object 5" xlink:type="simple" xlink:show="embed" xlink:actuate="onLoad"/><draw:image xlink:href="./ObjectReplacements/Object 5" xlink:type="simple" xlink:show="embed" xlink:actuate="onLoad"/></draw:frame></text:span><text:span text:style-name="T25">is the energy lost due to friction</text:span></text:p>
      <text:p text:style-name="P72"><text:span text:style-name="T25"/></text:p>
      <text:p text:style-name="P73"><text:span text:style-name="T25">After reconfiguring our equation, we get the following:<text:tab/><text:tab/><text:tab/><text:tab/></text:span><text:span text:style-name="T25"><draw:frame draw:style-name="fr1" draw:name="Object6" text:anchor-type="as-char" svg:y="-0.1484in" svg:width="1.5665in" svg:height="0.2091in" draw:z-index="4"><draw:object xlink:href="./Object 6" xlink:type="simple" xlink:show="embed" xlink:actuate="onLoad"/><draw:image xlink:href="./ObjectReplacements/Object 6" xlink:type="simple" xlink:show="embed" xlink:actuate="onLoad"/></draw:frame></text:span></text:p>
      <text:p text:style-name="P73"><text:span text:style-name="T25"/></text:p>
      <text:p text:style-name="P73"><text:span text:style-name="T25"/></text:p>
      <text:p text:style-name="P74"><text:span text:style-name="T25">Work needed to be done to rotate the lead screw an angle of </text:span><text:span text:style-name="T25"><draw:frame draw:style-name="fr1" draw:name="Object7" text:anchor-type="as-char" svg:y="-0.1201in" svg:width="0.1665in" svg:height="0.1307in" draw:z-index="5"><draw:object xlink:href="./Object 7" xlink:type="simple" xlink:show="embed" xlink:actuate="onLoad"/><draw:image xlink:href="./ObjectReplacements/Object 7" xlink:type="simple" xlink:show="embed" xlink:actuate="onLoad"/></draw:frame></text:span><text:span text:style-name="T25">:<text:tab/><text:tab/></text:span><text:span text:style-name="T40"><draw:frame draw:style-name="fr1" draw:name="Object1" text:anchor-type="as-char" svg:y="-0.1484in" svg:width="0.802in" svg:height="0.1874in" draw:z-index="6"><draw:object xlink:href="./Object 1" xlink:type="simple" xlink:show="embed" xlink:actuate="onLoad"/><draw:image xlink:href="./ObjectReplacements/Object 1" xlink:type="simple" xlink:show="embed" xlink:actuate="onLoad"/></draw:frame></text:span></text:p>
      <text:p text:style-name="P74"><text:span text:style-name="T40"><text:tab/>,</text:span><text:span text:style-name="T41">where <text:tab/></text:span><text:span text:style-name="T41"><draw:frame draw:style-name="fr1" draw:name="Object9" text:anchor-type="as-char" svg:y="-0.1484in" svg:width="0.2902in" svg:height="0.1874in" draw:z-index="8"><draw:object xlink:href="./Object 9" xlink:type="simple" xlink:show="embed" xlink:actuate="onLoad"/><draw:image xlink:href="./ObjectReplacements/Object 9" xlink:type="simple" xlink:show="embed" xlink:actuate="onLoad"/></draw:frame></text:span><text:span text:style-name="T42">is the energy needed to rotate the lead screw</text:span></text:p>
      <text:p text:style-name="P75"><text:span text:style-name="T42"><text:tab/><text:tab/></text:span><text:span text:style-name="T42"><draw:frame draw:style-name="fr1" draw:name="Object8" text:anchor-type="as-char" svg:y="-0.1201in" svg:width="0.2945in" svg:height="0.1307in" draw:z-index="7"><draw:object xlink:href="./Object 8" xlink:type="simple" xlink:show="embed" xlink:actuate="onLoad"/><draw:image xlink:href="./ObjectReplacements/Object 8" xlink:type="simple" xlink:show="embed" xlink:actuate="onLoad"/><svg:desc>formula</svg:desc></draw:frame></text:span><text:span text:style-name="T41">is the angle of rotation</text:span></text:p>
      <text:p text:style-name="P75"><text:span text:style-name="T41"><text:tab/><text:tab/></text:span><text:span text:style-name="T41"><draw:frame draw:style-name="fr1" draw:name="Object10" text:anchor-type="as-char" svg:y="-0.0866in" svg:width="0.1693in" svg:height="0.0965in" draw:z-index="9"><draw:object xlink:href="./Object 10" xlink:type="simple" xlink:show="embed" xlink:actuate="onLoad"/><draw:image xlink:href="./ObjectReplacements/Object 10" xlink:type="simple" xlink:show="embed" xlink:actuate="onLoad"/></draw:frame></text:span><text:span text:style-name="T42">is the torque of the motor</text:span></text:p>
      <text:p text:style-name="P75"><text:span text:style-name="T42"/></text:p>
      <text:p text:style-name="P76"><text:span text:style-name="T42">R</text:span><text:span text:style-name="T25">elationship between </text:span><text:span text:style-name="T25"><draw:frame draw:style-name="fr1" draw:name="Object11" text:anchor-type="as-char" svg:y="-0.1484in" svg:width="0.2937in" svg:height="0.1839in" draw:z-index="10"><draw:object xlink:href="./Object 11" xlink:type="simple" xlink:show="embed" xlink:actuate="onLoad"/><draw:image xlink:href="./ObjectReplacements/Object 11" xlink:type="simple" xlink:show="embed" xlink:actuate="onLoad"/></draw:frame></text:span><text:span text:style-name="T25">and </text:span><text:span text:style-name="T25"><draw:frame draw:style-name="fr1" draw:name="Object12" text:anchor-type="as-char" svg:y="-0.1201in" svg:width="0.2945in" svg:height="0.1307in" draw:z-index="11"><draw:object xlink:href="./Object 12" xlink:type="simple" xlink:show="embed" xlink:actuate="onLoad"/><draw:image xlink:href="./ObjectReplacements/Object 12" xlink:type="simple" xlink:show="embed" xlink:actuate="onLoad"/></draw:frame></text:span><text:span text:style-name="T25">:<text:tab/><text:tab/><text:tab/><text:tab/><text:tab/></text:span><text:span text:style-name="T25"><draw:frame draw:style-name="fr1" draw:name="Object13" text:anchor-type="as-char" svg:y="-0.152in" svg:width="1.0402in" svg:height="0.1992in" draw:z-index="12"><draw:object xlink:href="./Object 13" xlink:type="simple" xlink:show="embed" xlink:actuate="onLoad"/><draw:image xlink:href="./ObjectReplacements/Object 13" xlink:type="simple" xlink:show="embed" xlink:actuate="onLoad"/></draw:frame></text:span></text:p>
      <text:p text:style-name="P76"><text:span text:style-name="T25"/></text:p>
      <text:p text:style-name="P77"><text:span text:style-name="T25">With the above relationship, we now </text:span><text:span text:style-name="T44">kn</text:span><text:span text:style-name="T25">ow </text:span><text:span text:style-name="T44">how </text:span><text:span text:style-name="T25">the raise height of the X-axis is dependent on the angle of rotation of the lead screw. Therefore we can compare the energy needed to rotate the shaft </text:span><text:span text:style-name="T45">to</text:span><text:span text:style-name="T25"> </text:span><text:span text:style-name="T44">the energy needed </text:span><text:span text:style-name="T25">to lift the shaft.</text:span></text:p>
      <text:p text:style-name="P77"><text:span text:style-name="T25">If we combine the three above equations, we get the following:<text:tab/><text:tab/><text:tab/><text:tab/><text:tab/><text:tab/><text:tab/><text:tab/><text:tab/><text:tab/></text:span><text:span text:style-name="T25"><draw:frame draw:style-name="fr1" draw:name="Object14" text:anchor-type="as-char" svg:y="-0.2437in" svg:width="1.3299in" svg:height="0.3929in" draw:z-index="13"><draw:object xlink:href="./Object 14" xlink:type="simple" xlink:show="embed" xlink:actuate="onLoad"/><draw:image xlink:href="./ObjectReplacements/Object 14" xlink:type="simple" xlink:show="embed" xlink:actuate="onLoad"/></draw:frame></text:span><text:span text:style-name="T25"> </text:span></text:p>
      <text:p text:style-name="P79"><text:span text:style-name="T25"/></text:p>
      <text:p text:style-name="P80"><text:span text:style-name="T25">Since we want to know the maximum torque we need </text:span><text:span text:style-name="T46">supplied by </text:span><text:span text:style-name="T25">our motor, we need to find when the potential energy is increasing. Therefore the maximum torque required by our motor will be encountered when </text:span><text:span text:style-name="T46">the X-axis</text:span><text:span text:style-name="T25"> is being raised. </text:span><text:span text:style-name="T46">We will now only examine this one scenario.</text:span></text:p>
      <text:p text:style-name="P80"><text:span text:style-name="T46"/></text:p>
      <text:p text:style-name="P80"><text:span text:style-name="T43">Since the motion is </text:span><text:span text:style-name="T46">strictly</text:span><text:span text:style-name="T43"> vertical, we know that the normal force of friction is parallel to the lead screw, more specifically we know that it is equal to </text:span><text:span text:style-name="T43"><draw:frame draw:style-name="fr1" draw:name="Object15" text:anchor-type="as-char" svg:y="-0.1484in" svg:width="0.2543in" svg:height="0.2091in" draw:z-index="15"><draw:object xlink:href="./Object 15" xlink:type="simple" xlink:show="embed" xlink:actuate="onLoad"/><draw:image xlink:href="./ObjectReplacements/Object 15" xlink:type="simple" xlink:show="embed" xlink:actuate="onLoad"/></draw:frame></text:span><text:span text:style-name="T43">. </text:span><text:span text:style-name="T47">This gives us the new equation:</text:span></text:p>
      <text:p text:style-name="P80"><text:span text:style-name="T47"/></text:p>
      <text:p text:style-name="P78"><text:span text:style-name="T25"><text:tab/><text:tab/><text:tab/><text:tab/></text:span><text:span text:style-name="T25"><draw:frame draw:style-name="fr1" draw:name="Object16" text:anchor-type="as-char" svg:y="-0.2728in" svg:width="1.0429in" svg:height="0.422in" draw:z-index="14"><draw:object xlink:href="./Object 16" xlink:type="simple" xlink:show="embed" xlink:actuate="onLoad"/><draw:image xlink:href="./ObjectReplacements/Object 16" xlink:type="simple" xlink:show="embed" xlink:actuate="onLoad"/><svg:desc>formula</svg:desc></draw:frame></text:span><text:span text:style-name="T25"><text:tab/><text:tab/></text:span><text:span text:style-name="T52">in</text:span><text:span text:style-name="T25"><draw:frame draw:style-name="fr1" draw:name="Object17" text:anchor-type="as-char" svg:y="-0.1484in" svg:width="0.5098in" svg:height="0.1898in" draw:z-index="16"><draw:object xlink:href="./Object 17" xlink:type="simple" xlink:show="embed" xlink:actuate="onLoad"/><draw:image xlink:href="./ObjectReplacements/Object 17" xlink:type="simple" xlink:show="embed" xlink:actuate="onLoad"/></draw:frame></text:span></text:p>
      <text:p text:style-name="P78"><text:span text:style-name="T25"/></text:p>
      <text:p text:style-name="P81"><text:span text:style-name="T25">As we can see, the torque needed </text:span><text:span text:style-name="T48">to drive the </text:span><text:span text:style-name="T56">Z</text:span><text:span text:style-name="T48">-axis is </text:span><text:span text:style-name="T49">rather small</text:span><text:span text:style-name="T48">. Even with a large weight of the X-axis and a large friction coefficient of </text:span><text:span text:style-name="T49">1</text:span><text:span text:style-name="T48">5</text:span><text:span text:style-name="T58">[</text:span><text:span text:style-name="T48">N</text:span><text:span text:style-name="T58">]</text:span><text:span text:style-name="T48"> and 0.</text:span><text:span text:style-name="T49">3</text:span><text:span text:style-name="T48"> respectively, we need a torque of </text:span><text:span text:style-name="T54">only</text:span><text:span text:style-name="T48"> </text:span><text:span text:style-name="T49">15</text:span><text:span text:style-name="T57">[</text:span><text:span text:style-name="T48">Ncm</text:span><text:span text:style-name="T57">]</text:span><text:span text:style-name="T48">. </text:span><text:span text:style-name="T50">If we have two motors driving the </text:span><text:span text:style-name="T55">Z</text:span><text:span text:style-name="T50">-axis, the torque on an individual motor will be hal</text:span><text:span text:style-name="T53">ved, further reducing the maximum torque</text:span><text:span text:style-name="T50">.</text:span></text:p>
      <text:p text:style-name="P81"><text:span text:style-name="T50"/></text:p>
      <text:p text:style-name="P82"><text:span text:style-name="T50">B</text:span><text:span text:style-name="T25">ased on the above </text:span><text:span text:style-name="T51">calculations</text:span><text:span text:style-name="T25">, we may conclude that two small stepper motors of a torque </text:span><text:span text:style-name="T57">of </text:span><text:span text:style-name="T25">at least 10</text:span><text:span text:style-name="T57">[</text:span><text:span text:style-name="T25">Ncm</text:span><text:span text:style-name="T57">]</text:span><text:span text:style-name="T25"> will suffice </text:span><text:span text:style-name="T59">at</text:span><text:span text:style-name="T25"> driving our system. </text:span><text:span text:style-name="T51">However, since one small mistake can ruin an entire print, larger motors are preferred. A larger motor can potentially avoid overheating as it may be active for </text:span><text:span text:style-name="T59">many hours</text:span><text:span text:style-name="T51"> and more torque guarantees the motor does not skip. Also since the motor is attached to the frame in a stationary position, the additional weight added to the build </text:span><text:span text:style-name="T59">by the motors</text:span><text:span text:style-name="T51"> does not affect its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1.6.2$Linux_x86 LibreOffice_project/10m0$Build-2</meta:generator>
    <dc:date>2017-03-31T12:45:45.402532672</dc:date>
    <meta:editing-duration>PT5H27M7S</meta:editing-duration>
    <meta:editing-cycles>208</meta:editing-cycles>
    <meta:document-statistic meta:table-count="0" meta:image-count="0" meta:object-count="17" meta:page-count="5" meta:paragraph-count="93" meta:word-count="2722" meta:character-count="15975" meta:non-whitespace-character-count="13255"/>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